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e62" officeooo:paragraph-rsid="000dbe62"/>
    </style:style>
    <style:style style:name="P2" style:family="paragraph" style:parent-style-name="Standard">
      <style:text-properties fo:font-size="16pt" fo:font-weight="bold" officeooo:rsid="000e488f" officeooo:paragraph-rsid="000e488f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work 27<text:span text:style-name="T1">th</text:span> January 2016</text:p>
      <text:p text:style-name="Standard"/>
      <text:p text:style-name="P1">Write a program that has a loop</text:p>
      <text:p text:style-name="P1"/>
      <text:p text:style-name="P1">In the loop, print a prompt message that asks for a number</text:p>
      <text:p text:style-name="P1"/>
      <text:p text:style-name="P1">read that number as a string with gets()</text:p>
      <text:p text:style-name="P1"/>
      <text:p text:style-name="P1">convert it to a base 10 long integer</text:p>
      <text:p text:style-name="P1"/>
      <text:p text:style-name="P1">print the original string, and the converted number</text:p>
      <text:p text:style-name="P1"/>
      <text:p text:style-name="P1">exit the loop if the user just entered an empty string. (from last weeks' homework)</text:p>
      <text:p text:style-name="P1"/>
      <text:p text:style-name="P1"/>
      <text:p text:style-name="P1"/>
      <text:p text:style-name="P1">What happens if you enter a very large negative or positive number?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01-27T10:46:11.861761492</meta:creation-date>
    <dc:date>2016-01-27T17:40:41.641977594</dc:date>
    <dc:creator>Mark Woodrow</dc:creator>
    <meta:editing-duration>PT6H49M19S</meta:editing-duration>
    <meta:editing-cycles>1</meta:editing-cycles>
    <meta:document-statistic meta:table-count="0" meta:image-count="0" meta:object-count="0" meta:page-count="1" meta:paragraph-count="9" meta:word-count="74" meta:character-count="393" meta:non-whitespace-character-count="326"/>
    <meta:generator>LibreOffice/4.2.8.2$Linux_x86 LibreOffice_project/420m0$Build-2</meta:generator>
  </office:meta>
</office:document-meta>
</file>